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44a8" officeooo:paragraph-rsid="0005e557"/>
    </style:style>
    <style:style style:name="P2" style:family="paragraph" style:parent-style-name="Standard">
      <style:text-properties officeooo:rsid="000bc2ac" officeooo:paragraph-rsid="0005e557"/>
    </style:style>
    <style:style style:name="P3" style:family="paragraph" style:parent-style-name="Standard">
      <style:text-properties officeooo:rsid="001348fe" officeooo:paragraph-rsid="0005e557"/>
    </style:style>
    <style:style style:name="P4" style:family="paragraph" style:parent-style-name="Standard">
      <style:text-properties officeooo:rsid="0013147e" officeooo:paragraph-rsid="0005e557"/>
    </style:style>
    <style:style style:name="P5" style:family="paragraph" style:parent-style-name="Standard">
      <style:text-properties officeooo:rsid="00072956" officeooo:paragraph-rsid="0005e557"/>
    </style:style>
    <style:style style:name="P6" style:family="paragraph" style:parent-style-name="Standard">
      <style:text-properties officeooo:rsid="000cc4c7" officeooo:paragraph-rsid="0005e557"/>
    </style:style>
    <style:style style:name="P7" style:family="paragraph" style:parent-style-name="Standard">
      <style:text-properties officeooo:rsid="00107b2a" officeooo:paragraph-rsid="0005e557"/>
    </style:style>
    <style:style style:name="T1" style:family="text">
      <style:text-properties officeooo:rsid="001348fe"/>
    </style:style>
    <style:style style:name="T2" style:family="text">
      <style:text-properties officeooo:rsid="000bc2ac"/>
    </style:style>
    <style:style style:name="T3" style:family="text">
      <style:text-properties officeooo:rsid="000f44a8"/>
    </style:style>
    <style:style style:name="T4" style:family="text">
      <style:text-properties officeooo:rsid="000e5416"/>
    </style:style>
    <style:style style:name="T5" style:family="text">
      <style:text-properties officeooo:rsid="00126ba8"/>
    </style:style>
    <style:style style:name="T6" style:family="text">
      <style:text-properties officeooo:rsid="0012e623"/>
    </style:style>
    <style:style style:name="T7" style:family="text">
      <style:text-properties officeooo:rsid="0013147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ssibile argomento per il sito: Pablo Picasso</text:p>
      <text:p text:style-name="P3"/>
      <text:p text:style-name="P3">motivi per i quali un sito su picasso potrebbe funzionare:</text:p>
      <text:p text:style-name="P4">Pablo Picasso è un artista molto conosciuto e prolifico dalla produzione vasta e varia, che ci permetterebbe di trovare facilmente modi di dividere il contenuto.</text:p>
      <text:p text:style-name="P4">Stando a quanto ho trovato ha inizialmente avuto una formazione molto improntata verso i classici e il realismo, ma nella sua carriera ha progressivamente abbandonato queste tecniche e visioni per arrivare fino al cubismo; stando ad una frase attribuita all'artista “sapeva disegnare come michelangelo dall'età di 14 anni, e ha impiegato tutta la vita a imparare a disegnare come un bambino.</text:p>
      <text:p text:style-name="P4">I primi dipinti, che includono le opere dei “periodi blu e rosa” (che vi ho già menzionato) <text:span text:style-name="T1">seguono ancora alcune delle regole della tradizione, ma sono molto legate al vissuto dell'artista e tendono a presentare (caratteristica dalla quale prendono il nome) una certa monocromia: Picasso impiega, appunto, soprattutto tonalità del colore corrispondente, e presentano argomenti costanti (rispettivamente la miseria e la gioia).</text:span></text:p>
      <text:p text:style-name="P4"><text:span text:style-name="T1">Successivamente invece abbiamo l'analisi di tecniche completamente nuove che permettono di “vedere la realtà da più punti di vista”: il cubismo, che a sua volta è diviso in diversi sottoinsiemi in base a tecniche e riflessioni diverse dell'artista.</text:span></text:p>
      <text:p text:style-name="P4"><text:span text:style-name="T1">Picasso è il padre di questa nuova corrente, che spiana la strada e ispira a motli altri movimenti di grande importanza nell'arte moderna (dal futurismo all'astrattismo tutti i successivi artisti tendono a conoscere il cubismo), e ispira nuove visioni del “fare arte”, che caratterizzano l'intero 1900 e l'arte moderna.</text:span></text:p>
      <text:p text:style-name="P4"><text:span text:style-name="T1"><text:s text:c="3"/></text:span><text:s/></text:p>
      <text:p text:style-name="P3">Appunti sulle pagine</text:p>
      <text:p text:style-name="P5"><text:span text:style-name="T2">H</text:span>ome</text:p>
      <text:p text:style-name="P5"/>
      <text:p text:style-name="P2"><text:span text:style-name="T3">la pagina </text:span>dovrebbe contenere:</text:p>
      <text:p text:style-name="P2">-un testo di presentazione della visione artistica dell’autore trattato (NB visione artistica != da biografia) che presenti velocemente il periodo storico in cui inserirlo, <text:span text:style-name="T3">e l'importanza della sua opera.</text:span></text:p>
      <text:p text:style-name="P2">il testo deve avere un valore il piu’ possibile di presentazione\incentivo che porti l’utente a VOLER visitare il m<text:span text:style-name="T3">useo</text:span>.</text:p>
      <text:p text:style-name="P6"><text:span text:style-name="T2">-1 o piu’ prime immagini di presentazione;</text:span></text:p>
      <text:p text:style-name="P2"/>
      <text:p text:style-name="P5"><text:span text:style-name="T2">S</text:span>ale </text:p>
      <text:p text:style-name="P2">ogni sala dovrebbe contenere un breve testo che spieghi <text:span text:style-name="T3">le ricerche</text:span> e le tecniche portate avanti dall’artista, e presentare alcune immagini di esempio (NB le immagini sono probabilmente dotate di didascalia, <text:span text:style-name="T3">per</text:span> brevita’ <text:span text:style-name="T3">potremmo</text:span> <text:span text:style-name="T3">limitarci ad inserire </text:span>titolo <text:span text:style-name="T3">e</text:span> data; <text:span text:style-name="T3">ma per passare informazioni sarebbe anche meglio un </text:span>breve testo di descrizion<text:span text:style-name="T3">e, soprattutto</text:span> x accessibilita’(?))</text:p>
      <text:p text:style-name="P2">le singole sale sono divise in:</text:p>
      <text:p text:style-name="P5">-<text:span text:style-name="T2">sale PREcubismo (prime opere, periodo blu e periodo rosa): picasso ha iniziato la sua carriera avendo una grande padronanza delle tecniche classiche di prospettiva, chiaroscuro, olio su tela, guidato dal padre, ma le sue opere cominciano molto presto a scostarsi dalla rappresentazione fedele della realta’ e cominciano ad assumere caratteri simbolisti→ la pittura usata come strumento per trascrivere emozioni invece di descrivere eventi/la realta’;</text:span></text:p>
      <text:p text:style-name="P5">-<text:span text:style-name="T2">sale cubiste(protocubismo, cubismo, cubismo analitico, cubismo sintetico ecc)</text:span>→<text:span text:style-name="T2"> la ricerca di picasso lo porta ad abbandonare il conosciuto modo di dipingere per osservare la realta’ da piu’ prospettive, partendo dalle prime scomposizioni in volumi delle damigelle d’avignon per arrivare alle opere del periodo sintetico con le tecniche del collage e del trompe l’oeil;</text:span></text:p>
      <text:p text:style-name="P5">-<text:span text:style-name="T2">sala scultorea: </text:span>→<text:span text:style-name="T2"> (*)lavori e interessi dell’artista non limitato alla sola tela;</text:span></text:p>
      <text:p text:style-name="P5">-ecc:→<text:span text:style-name="T2"> opere del periodo (pre e post) seconda guerra mondiale, tra il ritorno al classicismo e gli ultimi quadri cubisti;</text:span></text:p>
      <text:p text:style-name="P5"/>
      <text:p text:style-name="P5"><text:soft-page-break/><text:span text:style-name="T2">A</text:span>utore</text:p>
      <text:p text:style-name="P6"/>
      <text:p text:style-name="P2">deve contenere la biografia dell’autore, con chiari riferimenti ai periodi, la pagina puo’ contenere immagini, sia suoi dipinti ritraenti la famiglia/ amici sia immagini di altra origine che possano presentare l’autore</text:p>
      <text:p text:style-name="P2"/>
      <text:p text:style-name="P5"><text:span text:style-name="T2">S</text:span>toria del museo</text:p>
      <text:p text:style-name="P2">esistono diverse collezioni museali dedicate a Picasso, POTREMMO dunque limitarci a riutilizzare una delle gia’ esistenti (Peggy guggenaim/ museo picasso) NB queste collezioni spesso presentano anche opere di altri autori, noi potremmo usare un paio di confronti utili con altri cubisti ecc ma possiamo, credo, evitare comunque di creare pagine INTERAMENTE dedicate a tali autori, possiamo invece appunto limitarci a fornire esempi tramite immagini <text:span text:style-name="T4">e accenni nei testi</text:span></text:p>
      <text:p text:style-name="P5"/>
      <text:p text:style-name="P2">NB: Le altre pagine forniscono info che non dipendono minimamente dall’argomento scelto dalla mostra</text:p>
      <text:p text:style-name="P5"/>
      <text:p text:style-name="P7">NB: <text:span text:style-name="T3">può piacere perché:</text:span></text:p>
      <text:p text:style-name="P2">→parla della modernita’;</text:p>
      <text:p text:style-name="P2">→ di uno dei <text:span text:style-name="T3">più grandi</text:span> esempi di uscita dagli schemi classici dell’arte (tra i quali e’ nato, crescuito e imparato);</text:p>
      <text:p text:style-name="P2">→ e’ simbolo del di novita’;</text:p>
      <text:p text:style-name="P6">→<text:span text:style-name="T3"> spiana la strada a nuove correnti artistiche che caratterizzano il 1900.</text:span></text:p>
      <text:p text:style-name="P2">NB: trovare materiale su picasso e’ facile, ed e’ stato un autore abbastanza prolifico e versatile da ottenere senza troppo problema argomenti di cui parlare e immagini da presentare</text:p>
      <text:p text:style-name="P2">CONTRO: forse anche troppo contenuto disponibile</text:p>
      <text:p text:style-name="P2"/>
      <text:p text:style-name="P2">NB:anche solo nel leggere le note confuse che ho appuntato nella pagina sopra e’ chiaro che puo’ essere difficlile useare un linguaggio assolutamente chiaro→ per descrivere un opera si puo’ dover usare termini propri del linguaggio artistico (prospettiva/ trompe l’oeil/ collage)</text:p>
      <text:p text:style-name="P2"/>
      <text:p text:style-name="P2"/>
      <text:p text:style-name="P1">Fonti contenuto:</text:p>
      <text:p text:style-name="P1">wikipedia (italiana &amp; inglese)→ biografia &amp; periodo blu, rosa ecc essenzialmente facile ottenere info per ogni pagina, nonché facile accesso ai titoli delle opere tra le quali scegliere</text:p>
      <text:p text:style-name="P1">libro “itinerario dell'arte”→ info sul cubismo, di livello “medio” il libro è pensato per studenti liceali</text:p>
      <text:p text:style-name="P1"/>
      <text:p text:style-name="P1"/>
      <text:p text:style-name="P1"><text:span text:style-name="T5">Alternativa1: Acquario</text:span></text:p>
      <text:p text:style-name="P1"/>
      <text:p text:style-name="P1"><text:span text:style-name="T5">Un acquario tende senza dubbio ad essere un “museo con una unica mostra stabile”, quindi potrebbe funzionare molto bene per fare quello di cui avevamo bisogno.</text:span></text:p>
      <text:p text:style-name="P1"><text:span text:style-name="T5">Ogni sala ospita una o più vasche contenenti una o più specie di creature marine, presentate brevemente.</text:span></text:p>
      <text:p text:style-name="P1"><text:span text:style-name="T6">allo stesso tempo la pagina “autore” potrebbe essere sostituita da una, o più pagine “protagonisti” che approfondisca maggiormente le varie specie presenti.</text:span></text:p>
      <text:p text:style-name="P1"><text:span text:style-name="T6"><text:s text:c="2"/>Inoltre potrebbe essere ancora più utile una pagina “organizza la tua visita”, visto che potrebbero esserci momenti della giornata durante i quali date specie sono più o meno attive:</text:span></text:p>
      <text:p text:style-name="P1"><text:span text:style-name="T6">-delfini, lontre ecc possono essere più attive attorno alle ore alle quali sono nutriti;</text:span></text:p>
      <text:p text:style-name="P1"><text:span text:style-name="T6">-specie notturne o crepuscolari potrebbero essere più attive durante ore più tarde;</text:span></text:p>
      <text:p text:style-name="P1"><text:span text:style-name="T6">-se l'acquario è abbastanza grande potrebbe organizzare “spettacoli” con gli animali più docili e intelligenti (?).</text:span></text:p>
      <text:p text:style-name="P1"><text:soft-page-break/></text:p>
      <text:p text:style-name="P1"><text:span text:style-name="T7">(sorry nn sapevo cosa aggiungere a questa seconda proposta, ma la struttura dei siti che ho guardato per riferimento non sembra differire molto da quella di una qualunque mostra a parte i titoli diversi dati alle pagine, esempio:</text:span></text:p>
      <text:p text:style-name="P1"><text:span text:style-name="T7">acquario di genova: </text:span><text:a xlink:type="simple" xlink:href="http://www.acquariodigenova.it/acquario-di-genova/" text:style-name="Internet_20_link" text:visited-style-name="Visited_20_Internet_20_Link"><text:span text:style-name="T7">http://www.acquariodigenova.it/acquario-di-genova/</text:span></text:a></text:p>
      <text:p text:style-name="P4">acquario di cattolica: http://www.acquariodicattolica.it/)</text:p>
      <text:p text:style-name="P4"/>
      <text:p text:style-name="P4">Note to self: anche i siti x acquari tendono a preferire di dare notizie aggiornate invece di offrire la possibilità di prenotare i biglietti, per i quali tendono ad indicare agenzie esterne. </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2T20:23:19.038000000</meta:creation-date>
    <dc:date>2016-11-12T20:24:09.967000000</dc:date>
    <meta:editing-duration>PT51S</meta:editing-duration>
    <meta:editing-cycles>1</meta:editing-cycles>
    <meta:document-statistic meta:table-count="0" meta:image-count="0" meta:object-count="0" meta:page-count="3" meta:paragraph-count="50" meta:word-count="1027" meta:character-count="6862" meta:non-whitespace-character-count="5874"/>
    <meta:generator>LibreOffice/5.0.3.2$Windows_x86 LibreOffice_project/e5f16313668ac592c1bfb310f4390624e3dbfb75</meta:generator>
  </office:meta>
</office:document-meta>
</file>